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767b" officeooo:paragraph-rsid="0001767b" style:font-weight-asian="bold" style:font-weight-complex="bold"/>
    </style:style>
    <style:style style:name="P2" style:family="paragraph" style:parent-style-name="Standard">
      <style:text-properties fo:color="#000000" fo:font-weight="bold" officeooo:rsid="0001767b" officeooo:paragraph-rsid="0001767b" style:font-weight-asian="bold" style:font-weight-complex="bold"/>
    </style:style>
    <style:style style:name="P3" style:family="paragraph" style:parent-style-name="Standard">
      <style:text-properties fo:color="#000000" officeooo:rsid="0001767b" officeooo:paragraph-rsid="0001767b"/>
    </style:style>
    <style:style style:name="P4" style:family="paragraph" style:parent-style-name="Preformatted_20_Text">
      <style:text-properties fo:font-variant="normal" fo:text-transform="none" fo:color="#000000" style:font-name="Times New Roman" fo:font-size="12pt" fo:font-style="normal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style:font-name="Times New Roman" fo:font-size="12pt" fo:font-style="normal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variant="normal" fo:text-transform="none" fo:color="#000000" style:font-name="Times New Roman" fo:font-size="12pt" fo:font-style="normal" fo:font-weight="bold" officeooo:rsid="0001767b" officeooo:paragraph-rsid="0001767b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variant="normal" fo:text-transform="none" fo:color="#000000" style:font-name="Times New Roman" fo:font-size="12pt" style:font-size-asian="12pt" style:font-size-complex="12pt"/>
    </style:style>
    <style:style style:name="P8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9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Times New Roman" fo:font-size="12pt" fo:font-style="normal" style:font-size-asian="12pt" style:font-size-complex="12pt"/>
    </style:style>
    <style:style style:name="P10" style:family="paragraph" style:parent-style-name="Preformatted_20_Text" style:list-style-name="L1">
      <style:text-properties fo:font-variant="normal" fo:text-transform="none" fo:color="#000000" style:font-name="Times New Roman" fo:font-size="12pt" fo:font-style="normal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000000" style:font-name="Times New Roman" fo:font-size="12pt" fo:font-style="italic" style:text-underline-style="none" style:font-size-asian="12pt" style:font-size-complex="12pt"/>
    </style:style>
    <style:style style:name="P12" style:family="paragraph" style:parent-style-name="Preformatted_20_Text"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P13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14" style:family="paragraph" style:parent-style-name="Preformatted_20_Text">
      <style:text-properties fo:color="#000000" style:font-name="Times New Roman" fo:font-size="12pt" style:text-underline-style="none" style:font-size-asian="12pt" style:font-size-complex="12pt"/>
    </style:style>
    <style:style style:name="P15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4a55db"/>
    </style:style>
    <style:style style:name="T4" style:family="text">
      <style:text-properties fo:color="#5c5c5c"/>
    </style:style>
    <style:style style:name="T5" style:family="text">
      <style:text-properties fo:color="#bc8f8f"/>
    </style:style>
    <style:style style:name="T6" style:family="text">
      <style:text-properties fo:font-style="normal"/>
    </style:style>
    <style:style style:name="T7" style:family="text">
      <style:text-properties fo:font-style="italic"/>
    </style:style>
    <style:style style:name="T8" style:family="text">
      <style:text-properties style:text-underline-style="none"/>
    </style:style>
    <style:style style:name="T9" style:family="text">
      <style:text-properties fo:font-weight="bold" officeooo:rsid="0001767b" style:font-weight-asian="bold" style:font-weight-complex="bold"/>
    </style:style>
    <style:style style:name="T10" style:family="text">
      <style:text-properties fo:color="#aaaa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er Function Documentation (tf )</text:p>
      <text:p text:style-name="P6">transfer function <text:span text:style-name="T2">tf</text:span>()</text:p>
      <text:p text:style-name="P4">SYS = TF(NUM,DEN) creates a continuous-time transfer function with numerator NUM and denominator DEN.</text:p>
      <text:p text:style-name="P4">SYS = TF(NUM,DEN,TS) creates a discrete-time transfer function sampling time TS </text:p>
      <text:p text:style-name="P4">(set TS=-1 if the sampling time is undetermined).</text:p>
      <text:p text:style-name="P4">S = TF('s') specifies the transfer function .</text:p>
      <text:p text:style-name="P8"/>
      <text:p text:style-name="P4">[sys details] = sys = <text:span text:style-name="T2">tf</text:span>([1 2],[1 0 10], 0.5) </text:p>
      <text:p text:style-name="P4">Here details gives the structure containing all the <text:span text:style-name="T8">system</text:span> parameters such:-</text:p>
      <text:p text:style-name="P7"><text:s text:c="2"/><text:span text:style-name="T6">SystemType: "rational"</text:span></text:p>
      <text:p text:style-name="P7"><text:s text:c="2"/><text:span text:style-name="T6">num: [1 2]</text:span></text:p>
      <text:p text:style-name="P7"><text:s text:c="2"/><text:span text:style-name="T6">den: [1 0 10]</text:span></text:p>
      <text:p text:style-name="P7"><text:s text:c="2"/><text:span text:style-name="T6">Ts: 0.5</text:span></text:p>
      <text:p text:style-name="P7"><text:s text:c="2"/><text:span text:style-name="T6">InputName: ""</text:span></text:p>
      <text:p text:style-name="P7"><text:s text:c="2"/><text:span text:style-name="T6">OutputName: "" <text:s/></text:span></text:p>
      <text:p text:style-name="P8"/>
      <text:p text:style-name="P11">//Example 1:</text:p>
      <text:p text:style-name="P11">// Continuous time transfer function</text:p>
      <text:p text:style-name="P12">sys = tf([5 4 2],[4 2 1 35 6])</text:p>
      <text:p text:style-name="P14"/>
      <text:p text:style-name="P11">//Example 2:</text:p>
      <text:p text:style-name="P11">// discrete time transfer function</text:p>
      <text:p text:style-name="P11">// Sampling time(Ts = -1) unspecified</text:p>
      <text:p text:style-name="P12">[sys details] = tf([3 8 1],[4 7 5 6 1],-1) </text:p>
      <text:p text:style-name="P14"/>
      <text:p text:style-name="P11">//Example 3:</text:p>
      <text:p text:style-name="P12">[a b]= tf({[3 2 4];[6 4 -9]; [2 3 4]},{[3 4 5];[-3 2 12]; [5 3 4]},0.1) ;</text:p>
      <text:p text:style-name="P12">nume = b.num </text:p>
      <text:p text:style-name="P12">deno = b.den</text:p>
      <text:p text:style-name="P12">Sampling_Time = b.Ts</text:p>
      <text:p text:style-name="P12">name_inp = b.InputName</text:p>
      <text:p text:style-name="P15">name_out = b.OutputName</text:p>
      <text:p text:style-name="P8"/>
      <text:p text:style-name="P5">References :</text:p>
      <text:list xml:id="list557552079014634954" text:style-name="L1">
        <text:list-item>
          <text:p text:style-name="P10">http:<text:span text:style-name="T7">//www.scilab.org/resources/documentation ; </text:span></text:p>
        </text:list-item>
        <text:list-item>
          <text:p text:style-name="P10">http:<text:span text:style-name="T7">//spoken-tutorial.org/</text:span></text:p>
        </text:list-item>
        <text:list-item>
          <text:p text:style-name="P10">http:<text:span text:style-name="T7">//in.mathworks.com/help/control/ ; </text:span></text:p>
        </text:list-item>
        <text:list-item>
          <text:p text:style-name="P10">https:<text:span text:style-name="T7">//en.wikipedia.org/wiki/Control_systems;</text:span></text:p>
        </text:list-item>
      </text:list>
      <text:p text:style-name="P8"/>
      <text:p text:style-name="P4"><text:span text:style-name="T9">Limitations of the function</text:span> </text:p>
      <text:p text:style-name="P4">This function for SISO systems as well as systems having Single <text:span text:style-name="T8">input</text:span> and Multiple Outputs. This function does not work for systems having multiple <text:span text:style-name="T8">input </text:span>because as per the array definition of Scilab, there is no way to give more than one <text:span text:style-name="T2">i</text:span><text:span text:style-name="T8">nput</text:span> seperated by a comma. For instance, if we want to give two inputs like</text:p>
      <text:p text:style-name="P4">sys_input = {[1 2 3],[4 5 6]} <text:s/></text:p>
      <text:p text:style-name="P4">then Scilab gives the output as</text:p>
      <text:p text:style-name="P4"><text:soft-page-break/>sys_input <text:s/>=</text:p>
      <text:p text:style-name="P7"><text:s text:c="4"/><text:span text:style-name="T6">1. <text:s text:c="3"/>2. <text:s text:c="3"/>3. <text:s text:c="3"/>4. <text:s text:c="3"/>5. <text:s text:c="3"/>6.</text:span></text:p>
      <text:p text:style-name="P4">So, this function only work for systems which are Single Input and Multiple Output.</text:p>
      <text:p text:style-name="P8"/>
      <text:p text:style-name="P4">Author (s):</text:p>
      <text:p text:style-name="P9">Sanchit Gupta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d" svg:font-family="Monospaced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S</meta:editing-duration>
    <meta:editing-cycles>4</meta:editing-cycles>
    <meta:generator>LibreOffice/5.1.3.2$Windows_x86 LibreOffice_project/644e4637d1d8544fd9f56425bd6cec110e49301b</meta:generator>
    <dc:date>2016-06-25T11:01:20.901000000</dc:date>
    <meta:document-statistic meta:table-count="0" meta:image-count="0" meta:object-count="0" meta:page-count="2" meta:paragraph-count="42" meta:word-count="271" meta:character-count="1665" meta:non-whitespace-character-count="1397"/>
    <meta:user-defined meta:name="Info 1"/>
    <meta:user-defined meta:name="Info 2"/>
    <meta:user-defined meta:name="Info 3"/>
    <meta:user-defined meta:name="Info 4"/>
  </office:meta>
</office:document-meta>
</file>